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7ed9" officeooo:paragraph-rsid="000b7ed9" style:text-overline-style="none" style:text-overline-color="font-color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_ri = t1</text:p>
      <text:p text:style-name="P1">inc_pc = t0 + t3(lda + add + or + and) + t2(jn.<text:span text:style-name="T1">n</text:span> + jz.<text:span text:style-name="T1">z</text:span>)</text:p>
      <text:p text:style-name="P1">e_rem = t7 + (t2 + t4)(lda + add + or + and) + t2(jmp + jn.n + jz.z)</text:p>
      <text:p text:style-name="P1">e_rdm = t0 + t3(jmp + jn.n + jz.z)(lda + add + or + and) + t5(lda + add + or + and)</text:p>
      <text:p text:style-name="P1">e_ac = t6(lda + add + or + and)</text:p>
      <text:p text:style-name="P1">mux_rdm = t4(lda + add + or + and)</text:p>
      <text:p text:style-name="P1">e_pc = t5(jmp + jn.n + jz.z)</text:p>
      <text:p text:style-name="P1">goto_t0 = t2.nop + t3.not + t5(jmp + jn.n + jz.z) + t3(jn.<text:span text:style-name="T1">n</text:span> + jz.<text:span text:style-name="T1">z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7:49:32.065000000</meta:creation-date>
    <dc:date>2023-08-02T18:01:50.198000000</dc:date>
    <meta:editing-duration>PT12M19S</meta:editing-duration>
    <meta:editing-cycles>1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8" meta:word-count="100" meta:character-count="376" meta:non-whitespace-character-count="284"/>
  </office:meta>
</office:document-meta>
</file>